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9" style:family="paragraph" style:parent-style-name="Heading_20_1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  <style:text-properties fo:language="en" fo:country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Sans L" fo:font-size="14pt" fo:language="en" fo:country="US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19 : Extend “exit”</text:h>
      <text:p text:style-name="P4"/>
      <text:p text:style-name="P1"/>
      <text:p text:style-name="P3">Title: Extend “exit”</text:p>
      <text:p text:style-name="P1">Version: 1,1</text:p>
      <text:p text:style-name="P3">Author: Allan CORNET (allan.cornet@scilab.org)</text:p>
      <text:p text:style-name="P3">Review: </text:p>
      <text:p text:style-name="P3">Commented: </text:p>
      <text:p text:style-name="P1">State: <text:span text:style-name="T5">Done</text:span></text:p>
      <text:p text:style-name="P1">Scilab-Version: Scilab 5,2</text:p>
      <text:p text:style-name="P1">Vote:</text:p>
      <text:p text:style-name="P1">Created: April 6<text:span text:style-name="T4">th</text:span> , 2009</text:p>
      <text:p text:style-name="P4"/>
      <text:p text:style-name="P1"/>
      <text:h text:style-name="P10" text:outline-level="3">Abstract</text:h>
      <text:p text:style-name="P1"/>
      <text:p text:style-name="P3">The aim of this SEP is to add error code capability to « exit ».</text:p>
      <text:p text:style-name="P1"/>
      <text:h text:style-name="P11" text:outline-level="3">Rationale</text:h>
      <text:p text:style-name="P5"><text:tab/></text:p>
      <text:p text:style-name="P6">In current scilab 5.1, we can not detect from a script shell if there was a error or not returned by scilab.</text:p>
      <text:p text:style-name="P6">Extend scilab syntax of “exit” with a input argument will permit to do this feature.</text:p>
      <text:p text:style-name="P6">For compatibility, <text:s/>« exit » (with input argument) will always return 0 (as in scilab 5.1)</text:p>
      <text:h text:style-name="P10" text:outline-level="3"><text:span text:style-name="Teletype"><text:span text:style-name="T3">Example Usage</text:span></text:span></text:h>
      <text:p text:style-name="P5"><text:span text:style-name="Teletype"><text:span text:style-name="T2"/></text:span></text:p>
      <text:p text:style-name="P5"><text:span text:style-name="Teletype"><text:span text:style-name="T2">→ exit(33)</text:span></text:span></text:p>
      <text:p text:style-name="P5"><text:span text:style-name="Teletype"><text:span text:style-name="T3">your system shell will get 33 as returned exit.</text:span></text:span></text:p>
      <text:p text:style-name="P5"><text:span text:style-name="Teletype"><text:span text:style-name="T1"/></text:span></text:p>
      <text:p text:style-name="P5"><text:span text:style-name="Teletype"><text:span text:style-name="T1"/></text:span></text:p>
      <text:h text:style-name="P10" text:outline-level="3">Changelog</text:h>
      <text:list xml:id="list5238665582276991937" text:style-name="L1">
        <text:list-item>
          <text:list>
            <text:list-item>
              <text:p text:style-name="P8">– Allan CORNET – Initial version (based on request 505)</text:p>
            </text:list-item>
            <text:list-item>
              <text:p text:style-name="P8">– Sylvestre LEDRU – Tag as Done</text:p>
            </text:list-item>
          </text:list>
        </text:list-item>
      </text:list>
      <text:h text:style-name="P10" text:outline-level="3">Copyright</text:h>
      <text:p text:style-name="P2"><text:tab/>This document has been placed under the license CeCILL-B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27:16</dc:date>
    <meta:editing-cycles>4</meta:editing-cycles>
    <meta:editing-duration>PT26M26S</meta:editing-duration>
    <dc:creator>Eric Gallager</dc:creator>
    <meta:document-statistic meta:table-count="0" meta:image-count="0" meta:object-count="0" meta:page-count="1" meta:paragraph-count="25" meta:word-count="140" meta:character-count="789"/>
    <meta:user-defined meta:name="Info 1"/>
    <meta:user-defined meta:name="Info 2"/>
    <meta:user-defined meta:name="Info 3"/>
    <meta:user-defined meta:name="Info 4"/>
  </office:meta>
</office:document-meta>
</file>